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style:font-name="Carlito"/>
    </style:style>
    <style:style style:name="P3" style:family="paragraph" style:parent-style-name="Text_20_body" style:list-style-name="L1">
      <style:paragraph-properties fo:margin-top="0in" fo:margin-bottom="0in" loext:contextual-spacing="false"/>
    </style:style>
    <style:style style:name="P4" style:family="paragraph" style:parent-style-name="Preformatted_20_Text">
      <style:text-properties style:font-name="Carlito"/>
    </style:style>
    <style:style style:name="P5" style:family="paragraph" style:parent-style-name="Preformatted_20_Text">
      <style:text-properties style:font-name="Carlito" officeooo:paragraph-rsid="00236bcf"/>
    </style:style>
    <style:style style:name="P6" style:family="paragraph" style:parent-style-name="Preformatted_20_Text">
      <style:paragraph-properties fo:margin-top="0in" fo:margin-bottom="0.1965in" loext:contextual-spacing="false"/>
      <style:text-properties style:font-name="Carlito"/>
    </style:style>
    <style:style style:name="P7" style:family="paragraph" style:parent-style-name="Preformatted_20_Text">
      <style:paragraph-properties fo:margin-top="0in" fo:margin-bottom="0.1965in" loext:contextual-spacing="false"/>
      <style:text-properties style:font-name="Carlito" officeooo:paragraph-rsid="00236bcf"/>
    </style:style>
    <style:style style:name="T1" style:family="text">
      <style:text-properties officeooo:rsid="001d53bc"/>
    </style:style>
    <style:style style:name="T2" style:family="text">
      <style:text-properties officeooo:rsid="001eab6b"/>
    </style:style>
    <style:style style:name="T3" style:family="text">
      <style:text-properties officeooo:rsid="001f50cc"/>
    </style:style>
    <style:style style:name="T4" style:family="text">
      <style:text-properties style:font-name="Carlito"/>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We</text:span> have been talking about the Tasks, and realise<text:span text:style-name="T2">d</text:span> that it is not a simple case of choosing the stocks, collating the data and running the simulations, a<text:span text:style-name="T1">nd</text:span> bit of iteration will be required.</text:p>
      <text:p text:style-name="P5"/>
      <text:p text:style-name="P5">A key task is to chose and construct the OMs that will be used to evaluate the methods, either to evaluate feedback control as part of an MSE or to generate data <text:span text:style-name="T3">for use in </text:span>a cross-test, i.e. run the OM, OEM and MP without feedback.We have two ways to create OMs, either using life history parameters or to ICES Cat 1 stock assessments which we use to generate Cat 3 &amp; 4 OEMs. Both ways of constructing OMs are valuable for compare assessment methods and MPs, and also to show the benefits of different sampling schemes. We can create generic OMs using life history for all the stocks/species. For the stocks in Task 1 there are only Cat 1/2 assessments for North Sea turbot and saithe, although we could also use all the flatfish assessments such as plaice, sole, megrim,... for a “Sheriff of Nottingham” approach. The main problem once we move away from generic is getting the data, i.e. task 2 and the ICES assessments.</text:p>
      <text:p text:style-name="P5"/>
      <text:p text:style-name="P5">For our workplan for the next few months we propose that</text:p>
      <text:p text:style-name="P5"/>
      <text:p text:style-name="P5"><text:s text:c="2"/>1. <text:s/>Under task 2, Al finalises the Meta-DB as priority, then we agree the stocks based on what will make the best case studies, i.e. based on importance to the ecosystem; sensitivity to the impacts of fishing; available data and other risks, but also pragmatically on what data we have and what could be usefully collected in the future and what suite of tools will be required to evaluate scientific advice frameworks for Cat 3 &amp; 4 stocks.</text:p>
      <text:p text:style-name="P5"><text:s text:c="2"/>2. <text:s/>we conduct a PSA with a 3rd axis, for economic importance to allow MI to choose the study stocks in Task 1. I can estimate Productivity using FLife, and Al can conduct the susceptibility analysis with the data in the meta-DB. The economic axes needs a bit more thought but if we have landings and price then we have most of what is required. We will also include missing data, since PSA can also be framed as risk analysis by including a score for uncertainty, no data=a big score.</text:p>
      <text:p text:style-name="P5"><text:s text:c="2"/>3. <text:s/>We then create OMs based on life history for all the species/stocks in task 1 and if desired run MSEs for all of thes</text:p>
      <text:p text:style-name="P5"><text:s text:c="2"/>4. <text:s/>For Cat 1 OMs a bit more effort is required, as we need to agree which stocks we develop OMs for, I suggest a) NS saithe &amp; b) NS turbot as these are in stockassessment.org. We could also create a "flatfish" OM for the “Sheriff of Nottingham approach” and so we can work with Jose and Jan-Jaap. There are also angler fish Cat 1 assessments in stockassessment.org so the approach could be useful for Luke (Cullen fellowship)</text:p>
      <text:p text:style-name="P5"><text:s text:c="2"/>5. <text:s/>We update the DB under Task 2.</text:p>
      <text:p text:style-name="P5"/>
      <text:p text:style-name="P5">I see 3 or 4 papers coming out of this generic work.</text:p>
      <text:p text:style-name="P5"/>
      <text:p text:style-name="P5">If you agree I can tidy up and send to Hans, then we can update the wiki. I am going to see Jose next week and can discuss with him how to collaborate in ICES.</text:p>
      <text:p text:style-name="P5"/>
      <text:p text:style-name="P7">Laurie</text:p>
      <text:p text:style-name="P5"><text:span text:style-name="T4"/></text:p>
      <text:p text:style-name="P5">Hi Laurie,</text:p>
      <text:p text:style-name="P4"/>
      <text:p text:style-name="P4">Sounds good, thanks. Only thing I would ask is that we include at least some cat 1 assessments from the Celtic Sea. I can collate inputs for:</text:p>
      <text:p text:style-name="P4"/>
      <text:p text:style-name="P4">- Whiting</text:p>
      <text:p text:style-name="P4">- Cod</text:p>
      <text:p text:style-name="P4">- Haddock</text:p>
      <text:p text:style-name="P4">- Plaice</text:p>
      <text:p text:style-name="P4">- Sole</text:p>
      <text:p text:style-name="P4">- Herring</text:p>
      <text:p text:style-name="P4"/>
      <text:p text:style-name="P4">Of course we need to decide what these might bring over generic ...</text:p>
      <text:p text:style-name="P4"/>
      <text:p text:style-name="P4">- Buy-in from local experts very familiar with the assessments. Showing them that an empirical HCR performs well for Nth Sea saithe will be of interest but distal -</text:p>
      <text:p text:style-name="P4"><text:s/>showing them it performs as well for their stock will set the room on fire.</text:p>
      <text:p text:style-name="P4">- A range of local life histories (maybe choose a gadoid, a flatfish and a pelagic stock?)</text:p>
      <text:p text:style-name="P4"/>
      <text:p text:style-name="Text_20_body"><text:soft-page-break/><text:span text:style-name="T4">I have the a4a whiting, cod, haddock and plaice assessments run by Colm when he went to the JRC, some of these are actually intended to be run as OMs. I dont have the ICES assessments though, and </text:span>I think we need these so would be grateful to get them.</text:p>
      <text:p text:style-name="Text_20_body">For Cat 1 I guess there are three sets of assessments</text:p>
      <text:list xml:id="list2859801904198140727" text:style-name="L1">
        <text:list-item>
          <text:p text:style-name="P3">Celtic Sea </text:p>
        </text:list-item>
        <text:list-item>
          <text:p text:style-name="P3">MyDas species from areas other than Celtic Sea </text:p>
        </text:list-item>
        <text:list-item>
          <text:p text:style-name="P1">Sherwood Forest stocks, i.e. the ones we want for the hierarchical analyses, e.g. all ICES flatfish stocks. </text:p>
        </text:list-item>
      </text:list>
      <text:p text:style-name="Text_20_body">These will have a variety of uses, and yes I agree with your comments wrt</text:p>
      <text:p text:style-name="P4">- Buy-in from local experts very familiar with the assessments. Showing them that an empirical HCR performs well for Nth Sea saithe will be of interest but distal -</text:p>
      <text:p text:style-name="P4"><text:s/>showing them it performs as well for their stock will set the room on fire.</text:p>
      <text:p text:style-name="P6">- A range of local life histories (maybe choose a gadoid, a flatfish and a pelagic stock?)</text:p>
      <text:p text:style-name="P2">I propose we draft out some example applications along those line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0:40:23.804328343</meta:creation-date>
    <dc:date>2017-11-30T17:04:01.735662008</dc:date>
    <meta:editing-duration>PT3H10M28S</meta:editing-duration>
    <meta:editing-cycles>2</meta:editing-cycles>
    <meta:generator>LibreOffice/5.1.6.2$Linux_X86_64 LibreOffice_project/10m0$Build-2</meta:generator>
    <meta:document-statistic meta:table-count="0" meta:image-count="0" meta:object-count="0" meta:page-count="2" meta:paragraph-count="33" meta:word-count="832" meta:character-count="4441" meta:non-whitespace-character-count="3625"/>
  </office:meta>
</office:document-meta>
</file>